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495" officeooo:paragraph-rsid="000ca495"/>
    </style:style>
    <style:style style:name="P2" style:family="paragraph" style:parent-style-name="Standard">
      <style:text-properties style:font-name="Noto Mono" fo:font-size="8pt" style:font-size-asian="8pt" style:font-size-complex="8pt"/>
    </style:style>
    <style:style style:name="P3" style:family="paragraph" style:parent-style-name="Standard">
      <style:text-properties officeooo:paragraph-rsid="000ca495"/>
    </style:style>
    <style:style style:name="P4" style:family="paragraph" style:parent-style-name="Standard">
      <style:text-properties officeooo:rsid="000ded11" officeooo:paragraph-rsid="000de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unction ExtractAmax does not have @return tag:</text:p>
      <text:p text:style-name="P3"/>
      <text:p text:style-name="P2">###########################################################</text:p>
      <text:p text:style-name="P2">#' Extracts the annual maximums of a daily time series</text:p>
      <text:p text:style-name="P2">#'</text:p>
      <text:p text:style-name="P2">#' Returns a dataset containing the annual (Monthly) maximums,</text:p>
      <text:p text:style-name="P2">#' the date and the number of observations during the year.</text:p>
      <text:p text:style-name="Standard"/>
      <text:p text:style-name="Standard"/>
      <text:p text:style-name="P4">Function FitPot ... not defined</text:p>
      <text:p text:style-name="P4">#' @param ... Other parameters.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Shook</meta:initial-creator>
    <meta:creation-date>2021-01-23T20:03:42.587423314</meta:creation-date>
    <dc:date>2021-01-23T20:47:08.147498291</dc:date>
    <dc:creator>Kevin Shook</dc:creator>
    <meta:editing-duration>PT13M5S</meta:editing-duration>
    <meta:editing-cycles>1</meta:editing-cycles>
    <meta:document-statistic meta:table-count="0" meta:image-count="0" meta:object-count="0" meta:page-count="1" meta:paragraph-count="8" meta:word-count="49" meta:character-count="345" meta:non-whitespace-character-count="304"/>
    <meta:generator>LibreOffice/7.0.4.2$Linux_X86_64 LibreOffice_project/00$Build-2</meta:generator>
  </office:meta>
</office:document-meta>
</file>